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bfec" officeooo:paragraph-rsid="001ebfec"/>
    </style:style>
    <style:style style:name="P2" style:family="paragraph" style:parent-style-name="Standard">
      <style:text-properties officeooo:rsid="00209371" officeooo:paragraph-rsid="00209371"/>
    </style:style>
    <style:style style:name="P3" style:family="paragraph" style:parent-style-name="Standard">
      <style:text-properties officeooo:rsid="0020e8ae" officeooo:paragraph-rsid="0020e8ae"/>
    </style:style>
    <style:style style:name="P4" style:family="paragraph" style:parent-style-name="Standard">
      <style:text-properties fo:font-weight="normal" officeooo:rsid="0021e3a1" officeooo:paragraph-rsid="0021e3a1" style:font-weight-asian="normal" style:font-weight-complex="normal"/>
    </style:style>
    <style:style style:name="P5" style:family="paragraph" style:parent-style-name="Standard">
      <style:text-properties fo:font-weight="normal" officeooo:rsid="0023b3d0" officeooo:paragraph-rsid="0023b3d0" style:font-weight-asian="normal" style:font-weight-complex="normal"/>
    </style:style>
    <style:style style:name="P6" style:family="paragraph" style:parent-style-name="Standard">
      <style:text-properties fo:font-weight="normal" officeooo:rsid="0023c75e" officeooo:paragraph-rsid="0023c75e" style:font-weight-asian="normal" style:font-weight-complex="normal"/>
    </style:style>
    <style:style style:name="P7" style:family="paragraph" style:parent-style-name="Standard">
      <style:text-properties fo:font-weight="normal" officeooo:rsid="0024c339" officeooo:paragraph-rsid="0024c339" style:font-weight-asian="normal" style:font-weight-complex="normal"/>
    </style:style>
    <style:style style:name="P8" style:family="paragraph" style:parent-style-name="Standard">
      <style:text-properties fo:font-weight="normal" officeooo:rsid="00256298" officeooo:paragraph-rsid="00256298" style:font-weight-asian="normal" style:font-weight-complex="normal"/>
    </style:style>
    <style:style style:name="P9" style:family="paragraph" style:parent-style-name="Standard">
      <style:text-properties fo:font-weight="normal" officeooo:rsid="00269e48" officeooo:paragraph-rsid="00269e48" style:font-weight-asian="normal" style:font-weight-complex="normal"/>
    </style:style>
    <style:style style:name="P10" style:family="paragraph" style:parent-style-name="Standard">
      <style:text-properties fo:font-weight="normal" officeooo:rsid="00283628" officeooo:paragraph-rsid="00283628" style:font-weight-asian="normal" style:font-weight-complex="normal"/>
    </style:style>
    <style:style style:name="P11" style:family="paragraph" style:parent-style-name="Standard">
      <style:text-properties fo:font-weight="normal" officeooo:rsid="0028b613" officeooo:paragraph-rsid="0028b613" style:font-weight-asian="normal" style:font-weight-complex="normal"/>
    </style:style>
    <style:style style:name="P12" style:family="paragraph" style:parent-style-name="Standard">
      <style:text-properties fo:font-weight="normal" officeooo:rsid="00290946" officeooo:paragraph-rsid="00290946" style:font-weight-asian="normal" style:font-weight-complex="normal"/>
    </style:style>
    <style:style style:name="P13" style:family="paragraph" style:parent-style-name="Standard">
      <style:text-properties officeooo:rsid="002b1a16" officeooo:paragraph-rsid="002b1a16"/>
    </style:style>
    <style:style style:name="P14" style:family="paragraph" style:parent-style-name="Standard">
      <style:text-properties officeooo:rsid="002cfbfd" officeooo:paragraph-rsid="002cfbfd"/>
    </style:style>
    <style:style style:name="P15" style:family="paragraph" style:parent-style-name="Standard">
      <style:text-properties officeooo:rsid="001ebfec" officeooo:paragraph-rsid="001ebfec"/>
    </style:style>
    <style:style style:name="T1" style:family="text">
      <style:text-properties officeooo:rsid="00209371"/>
    </style:style>
    <style:style style:name="T2" style:family="text">
      <style:text-properties officeooo:rsid="0020e8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337a" style:font-weight-asian="bold" style:font-weight-complex="bold"/>
    </style:style>
    <style:style style:name="T5" style:family="text">
      <style:text-properties fo:font-weight="normal" officeooo:rsid="0021e3a1" style:font-weight-asian="normal" style:font-weight-complex="normal"/>
    </style:style>
    <style:style style:name="T6" style:family="text">
      <style:text-properties officeooo:rsid="0023c75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4c339"/>
    </style:style>
    <style:style style:name="T9" style:family="text">
      <style:text-properties officeooo:rsid="00256298"/>
    </style:style>
    <style:style style:name="T10" style:family="text">
      <style:text-properties officeooo:rsid="002909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tcareer.pythonanywhere.com</text:p>
      <text:p text:style-name="P1"/>
      <text:p text:style-name="P1"/>
      <text:p text:style-name="P1">Требования:</text:p>
      <text:p text:style-name="P1">чек-лист 70-100</text:p>
      <text:p text:style-name="P1">Отдельно по техникам тест дизайнам.</text:p>
      <text:p text:style-name="P1">Общий чек-лист.</text:p>
      <text:p text:style-name="P1"/>
      <text:p text:style-name="P1">1. <text:s/><text:span text:style-name="T1">Что за форма? - Форма регистрации.</text:span></text:p>
      <text:p text:style-name="P2">2. Обязательные поля — name, email, password</text:p>
      <text:p text:style-name="P2">3. На каком браузере тестировать — chrome, safari, mozila</text:p>
      <text:p text:style-name="P2">4. На чем он будет (ПК и мобильный) — Оба</text:p>
      <text:p text:style-name="P2">5. Версии браузера — последняя</text:p>
      <text:p text:style-name="P2">6. <text:s/>ОС — мобилка: IOS 15 +, Android 12</text:p>
      <text:p text:style-name="P2">7. Какая верстка — респонсивно — адаптивная</text:p>
      <text:p text:style-name="P2">8. <text:s/><text:span text:style-name="T2">Что должно произойти после нажатия кнопки sumbit — должна сработать валидация (скрипт работает при нажатия на кнопку), реакция — оботображается ошибка красная и поле с ошибкой должно окраситься в красный, успешная — синие поле «Success! Hello: Name»</text:span></text:p>
      <text:p text:style-name="P3">9. Должны помеченые звездочкой обязательные поля</text:p>
      <text:p text:style-name="P13">10. Должна быть во вкладке иконка змейки и называться «Форма регистрации»</text:p>
      <text:p text:style-name="P14">11. Нельзя вводить смайлики.</text:p>
      <text:p text:style-name="P13"/>
      <text:p text:style-name="P3"><text:tab/><text:tab/><text:tab/><text:tab/><text:tab/>Name</text:p>
      <text:p text:style-name="P3">10. <text:s/>Name — Min : 1 буква, Max:64 букв ( если границы нарушаются, поле красным цветом, валидация красная с ошибкой)</text:p>
      <text:p text:style-name="P3">11. Символы — только латинский, допустимы <text:s/><text:span text:style-name="T3">. - _ <text:s/></text:span><text:span text:style-name="T4">` <text:s text:c="2"/></text:span><text:span text:style-name="T5">Арабские цифры, Пробелы только после первого символа, только один пробел, пробел в конце нельзя.</text:span></text:p>
      <text:p text:style-name="P4">12. Нерегистрозависимый</text:p>
      <text:p text:style-name="P4">13. Пробелы только после первого символа, только один пробел, пробел в конце нельзя.</text:p>
      <text:p text:style-name="P4"/>
      <text:p text:style-name="P5">14. Требование к названию — форма регистрации, place holder — как есть, только без грамматических ошибок</text:p>
      <text:p text:style-name="P5"/>
      <text:p text:style-name="P5"><text:tab/><text:tab/><text:tab/><text:tab/><text:tab/>Surname</text:p>
      <text:p text:style-name="P5">Те же требования как и в name</text:p>
      <text:p text:style-name="P5"/>
      <text:p text:style-name="P5"><text:tab/><text:tab/><text:tab/><text:tab/><text:tab/>Email:</text:p>
      <text:p text:style-name="P5"/>
      <text:p text:style-name="P5">15. Email — должен быть уникальным.</text:p>
      <text:p text:style-name="P5"/>
      <text:p text:style-name="P5">16. До @ - Min символов:4 , Max-32, доменная часть ( от @ до последней . ) - Min -2, Max -24. От точки до конца Min — 2, Max 16</text:p>
      <text:p text:style-name="P5">17. Допустимые символы <text:s/><text:span text:style-name="T6">до последней точки </text:span><text:span text:style-name="T7">. - _ </text:span>цифры, только 1 @, нерегистрозависимая. <text:span text:style-name="T6">Только латиница. После посл. точки — только латиница. Подряд спец символы нельзя.</text:span></text:p>
      <text:p text:style-name="P6">18. Доменные зоны — все.</text:p>
      <text:p text:style-name="P6"/>
      <text:p text:style-name="P6"><text:tab/><text:tab/><text:tab/><text:tab/><text:tab/><text:span text:style-name="T8">Пароль</text:span></text:p>
      <text:p text:style-name="P7"/>
      <text:p text:style-name="P7">19. <text:s/>Min 6 символов, Max 16.</text:p>
      <text:p text:style-name="P7">20. Допустимые символы — Латинские символы, цифры. Спец символы — только собака.</text:p>
      <text:p text:style-name="P7"><text:soft-page-break/>21. Обязательно в пароле : Хотя бы одна большая буква, хотя одна цифра, хотя бы одна собака. ( две собаки нельзя)</text:p>
      <text:p text:style-name="P7">Импрув (глазик, уровень безопансности пароля, <text:span text:style-name="T9">валидирует что неправильная раскладка/спецсимволы введены)</text:span></text:p>
      <text:p text:style-name="P7"/>
      <text:p text:style-name="P7"/>
      <text:p text:style-name="P7"/>
      <text:p text:style-name="P7"><text:tab/><text:tab/><text:tab/><text:tab/><text:tab/><text:span text:style-name="T10">Кнопка</text:span></text:p>
      <text:p text:style-name="P7"/>
      <text:p text:style-name="P12">1) Кнопка и текст по центру Submit</text:p>
      <text:p text:style-name="P12">2. Должен меняться курсор при наведении на кнопку</text:p>
      <text:p text:style-name="P12">3. Кнопка — зеленая, квадратная</text:p>
      <text:p text:style-name="P12">4. При нажатии на кнопки и отпуская её — ничего не происходит.</text:p>
      <text:p text:style-name="P12">5. Идёт ли расширение кнопки <text:s/>( если переименовать)</text:p>
      <text:p text:style-name="P12"/>
      <text:p text:style-name="P8">Точка брейк поинта ( переход к разрешению)</text:p>
      <text:p text:style-name="P9">Делаем чеклист, потом из них кейс тесты (4-5). Баг репорт к ним.</text:p>
      <text:p text:style-name="P9">Составить требования.</text:p>
      <text:p text:style-name="P9"/>
      <text:p text:style-name="P10">Чек листы отнести к требованиям.</text:p>
      <text:p text:style-name="P7"/>
      <text:p text:style-name="P7"/>
      <text:p text:style-name="P11">Структура Checklista</text:p>
      <text:p text:style-name="P11"/>
      <text:p text:style-name="P11">Envrinments</text:p>
      <text:p text:style-name="P11"/>
      <text:p text:style-name="P11">Id<text:tab/>Title<text:tab/>inputs(вх.значения)<text:tab/>ER<text:tab/>AR<text:tab/>Status<text:tab/> <text:s text:c="5"/>BR(ссылка на багрепорт) <text:tab/>Req</text:p>
      <text:p text:style-name="P11">1<text:tab/>asdas<text:tab/> <text:s text:c="3"/>что ввели<text:tab/><text:tab/>ожид.<text:tab/>факт.<text:tab/>fail/pass<text:tab/><text:tab/><text:tab/><text:tab/><text:tab/>ID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4:50:39.882157080</meta:creation-date>
    <dc:date>2022-03-20T22:18:07.218406828</dc:date>
    <meta:editing-duration>PT41M6S</meta:editing-duration>
    <meta:editing-cycles>8</meta:editing-cycles>
    <meta:generator>LibreOffice/7.2.6.2$Linux_X86_64 LibreOffice_project/20$Build-2</meta:generator>
    <meta:document-statistic meta:table-count="0" meta:image-count="0" meta:object-count="0" meta:page-count="2" meta:paragraph-count="48" meta:word-count="393" meta:character-count="2581" meta:non-whitespace-character-count="2162"/>
  </office:meta>
</office:document-meta>
</file>